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648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5.918cm"/>
    </style:style>
    <style:style style:name="pr1" style:family="presentation" style:parent-style-name="worship_25_20basic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" fo:font-size="28pt" fo:text-shadow="1pt 1pt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32pt" style:font-size-asian="32pt" style:font-size-complex="32pt"/>
    </style:style>
    <style:style style:name="P5" style:family="paragraph">
      <style:text-properties style:font-name="Segoe UI Semibold" fo:font-size="32pt" style:font-size-asian="32pt" style:font-size-complex="32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>
        <style:tab-stops>
          <style:tab-stop style:position="19.05cm" style:type="right"/>
        </style:tab-stops>
      </style:paragraph-properties>
      <style:text-properties fo:color="#ffffff" style:font-name="Segoe UI Semibold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bold" style:letter-kerning="true" style:font-name-asian="Segoe UI1" style:font-size-asian="28pt" style:font-style-asian="normal" style:font-weight-asian="bold" style:font-name-complex="Segoe UI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name-asian="LSBSymbol" style:font-size-asian="32pt" style:font-style-asian="italic" style:font-weight-asian="bold" style:font-name-complex="LSBSymbol1" style:font-size-complex="3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3d73" style:text-outline="false" style:text-line-through-style="none" style:text-line-through-type="none" style:font-name="Segoe UI Semibold1" fo:font-size="32pt" fo:font-style="italic" fo:text-shadow="none" style:text-underline-style="none" fo:font-weight="bold" style:letter-kerning="true" style:font-size-asian="32pt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 Semibold1" fo:font-size="32pt" fo:font-style="normal" fo:text-shadow="none" style:text-underline-style="none" fo:font-weight="bold" style:letter-kerning="true" style:font-name-asian="LSBSymbol" style:font-size-asian="32pt" style:font-style-asian="normal" style:font-weight-asian="bold" style:font-name-complex="LSBSymbol1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name-asian="LSBSymbol" style:font-size-asian="32pt" style:font-style-asian="italic" style:font-weight-asian="bold" style:font-name-complex="LSBSymbol1" style:font-size-complex="32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d73" style:text-outline="false" style:text-line-through-style="none" style:text-line-through-type="none" style:font-name="Segoe UI Semibold" fo:font-size="32pt" fo:font-style="italic" fo:text-shadow="none" style:text-underline-style="none" fo:font-weight="bold" style:letter-kerning="true" style:font-size-asian="32pt" style:font-style-asian="italic" style:font-weight-asian="bold" style:font-size-complex="32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32pt" fo:font-style="normal" fo:text-shadow="none" style:text-underline-style="none" fo:font-weight="bold" style:letter-kerning="true" style:font-name-asian="LSBSymbol" style:font-size-asian="32pt" style:font-style-asian="normal" style:font-weight-asian="bold" style:font-name-complex="LSBSymbol1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orship_25_20basic" presentation:presentation-page-layout-name="AL1T0">
        <office:forms form:automatic-focus="false" form:apply-design-mode="false"/>
        <draw:frame draw:style-name="gr1" draw:text-style-name="P2" draw:layer="layout" svg:width="24.848cm" svg:height="4.898cm" svg:x="1.568cm" svg:y="0.944cm">
          <draw:text-box>
            <text:p text:style-name="P1"><text:span text:style-name="T1">OPENING SENTENCES</text:span></text:p>
            <text:p><text:span text:style-name="T2">P: </text:span><text:span text:style-name="T3">Our help is in the name of the Lord,</text:span></text:p>
            <text:p><text:span text:style-name="T4">C: </text:span><text:span text:style-name="T5">who made heaven and ea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orship_25_20basic" presentation:presentation-page-layout-name="AL1T0">
        <office:forms form:automatic-focus="false" form:apply-design-mode="false"/>
        <draw:frame draw:style-name="gr3" draw:text-style-name="P6" draw:layer="layout" svg:width="24.848cm" svg:height="6.263cm" svg:x="1.568cm" svg:y="0.944cm">
          <draw:text-box>
            <text:p text:style-name="P4"><text:span text:style-name="T6">P: </text:span><text:span text:style-name="T6"><text:tab/></text:span><text:span text:style-name="T7">If You, O Lord, should mark iniquities, O </text:span></text:p>
            <text:p text:style-name="P4"><text:span text:style-name="T7"><text:s text:c="4"/></text:span><text:span text:style-name="T7">Lord, who could stand?</text:span></text:p>
            <text:p text:style-name="P5"><text:span text:style-name="T8">C:</text:span><text:span text:style-name="T8"><text:tab/></text:span><text:span text:style-name="T5">But with You there is forgiveness, that you </text:span></text:p>
            <text:p text:style-name="P5"><text:span text:style-name="T5"><text:s text:c="4"/></text:span><text:span text:style-name="T5">may be fea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SBSymbol" svg:font-family="LSBSymbol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6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orship_25_20basic" style:display-name="worship%20basic" style:page-layout-name="PM1" draw:style-name="Mdp2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1T10:35:14.185000000</meta:creation-date>
    <dc:title>2018Blue</dc:title>
    <meta:editing-duration>PT47S</meta:editing-duration>
    <meta:editing-cycles>2</meta:editing-cycles>
    <meta:generator>LibreOffice/6.0.5.2$Windows_X86_64 LibreOffice_project/54c8cbb85f300ac59db32fe8a675ff7683cd5a16</meta:generator>
    <dc:date>2018-07-31T10:36:00.406000000</dc:date>
    <meta:document-statistic meta:object-count="38"/>
  </office:meta>
</office:document-meta>
</file>